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Clasificación</text:p>
          </table:table-cell>
          <table:table-cell office:value-type="string">
            <text:p>Frecuencia absoluta</text:p>
          </table:table-cell>
          <table:table-cell office:value-type="string">
            <text:p>Frecuencia acumulada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table:formula="oooc:=MODE([.M1:.M38])" office:value-type="float" office:value="15">
            <text:p>15</text:p>
          </table:table-cell>
          <table:table-cell office:value-type="string">
            <text:p>Mod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ooc:=([.A2]-[.$A$12])^2" office:value-type="float" office:value="18.8538781163435">
            <text:p>18,85</text:p>
          </table:table-cell>
          <table:table-cell table:formula="oooc:=IF([.C2]&gt;=([.$C$10])*0.5;1;0)" office:value-type="float" office:value="0">
            <text:p>0</text:p>
          </table:table-cell>
          <table:table-cell table:formula="oooc:=IF([.C2]&gt;=([.$C$10])*0.25;1;0)" office:value-type="float" office:value="0">
            <text:p>0</text:p>
          </table:table-cell>
          <table:table-cell table:formula="oooc:=IF([.C2]&gt;=([.$C$10])*0.75;1;0)" office:value-type="float" office:value="0">
            <text:p>0</text:p>
          </table:table-cell>
          <table:table-cell/>
          <table:table-cell table:formula="oooc:=SUMPRODUCT([.A2:.A10];[.B2:.B10])/SUM([.B2:.B10])" office:value-type="float" office:value="16.3421052631579">
            <text:p>16,34</text:p>
          </table:table-cell>
          <table:table-cell/>
          <table:table-cell table:style-name="ce3" office:value-type="float" office:value="7">
            <text:p>7</text:p>
          </table:table-cell>
          <table:table-cell table:style-name="ce3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ooc:=IF([.N2]&lt;&gt;[.N1];1;0)" office:value-type="float" office:value="1">
            <text:p>1</text:p>
          </table:table-cell>
          <table:table-cell/>
          <table:table-cell table:formula="oooc:=MEDIAN([.M1:.M38])" office:value-type="float" office:value="16">
            <text:p>16</text:p>
          </table:table-cell>
          <table:table-cell office:value-type="string">
            <text:p>Median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ooc:=([.A3]-[.$A$12])^2" office:value-type="float" office:value="11.1696675900277">
            <text:p>11,17</text:p>
          </table:table-cell>
          <table:table-cell table:formula="oooc:=IF([.C3]&gt;=([.$C$10])*0.5;1;0)" office:value-type="float" office:value="0">
            <text:p>0</text:p>
          </table:table-cell>
          <table:table-cell table:formula="oooc:=IF([.C3]&gt;=([.$C$10])*0.25;1;0)" office:value-type="float" office:value="0">
            <text:p>0</text:p>
          </table:table-cell>
          <table:table-cell table:formula="oooc:=IF([.C3]&gt;=([.$C$10])*0.75;1;0)" office:value-type="float" office:value="0">
            <text:p>0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style-name="ce3"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formula="oooc:=IF([.N3]&lt;&gt;[.N2];1;0)" office:value-type="float" office:value="0">
            <text:p>0</text:p>
          </table:table-cell>
          <table:table-cell/>
          <table:table-cell table:formula="oooc:=AVERAGE([.M1:.M38])" office:value-type="float" office:value="16.3421052631579">
            <text:p>16,34</text:p>
          </table:table-cell>
          <table:table-cell office:value-type="string">
            <text:p>Medi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ooc:=([.A4]-[.$A$12])^2" office:value-type="float" office:value="5.48545706371191">
            <text:p>5,49</text:p>
          </table:table-cell>
          <table:table-cell table:formula="oooc:=IF([.C4]&gt;=([.$C$10])*0.5;1;0)" office:value-type="float" office:value="0">
            <text:p>0</text:p>
          </table:table-cell>
          <table:table-cell table:formula="oooc:=IF([.C4]&gt;=([.$C$10])*0.25;1;0)" office:value-type="float" office:value="0">
            <text:p>0</text:p>
          </table:table-cell>
          <table:table-cell table:formula="oooc:=IF([.C4]&gt;=([.$C$10])*0.75;1;0)" office:value-type="float" office:value="0">
            <text:p>0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style-name="ce3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ooc:=IF([.N4]&lt;&gt;[.N3];1;0)" office:value-type="float" office:value="0">
            <text:p>0</text:p>
          </table:table-cell>
          <table:table-cell/>
          <table:table-cell table:formula="oooc:=QUARTILE([.M1:.M38];1)" office:value-type="float" office:value="15">
            <text:p>15</text:p>
          </table:table-cell>
          <table:table-cell office:value-type="string">
            <text:p>1er cuarti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ooc:=([.A5]-[.$A$12])^2" office:value-type="float" office:value="1.80124653739612">
            <text:p>1,8</text:p>
          </table:table-cell>
          <table:table-cell table:formula="oooc:=IF([.C5]&gt;=([.$C$10])*0.5;1;0)" office:value-type="float" office:value="0">
            <text:p>0</text:p>
          </table:table-cell>
          <table:table-cell table:formula="oooc:=IF([.C5]&gt;=([.$C$10])*0.25;1;0)" office:value-type="float" office:value="1">
            <text:p>1</text:p>
          </table:table-cell>
          <table:table-cell table:formula="oooc:=IF([.C5]&gt;=([.$C$10])*0.75;1;0)" office:value-type="float" office:value="0">
            <text:p>0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style-name="ce3"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ooc:=IF([.N5]&lt;&gt;[.N4];1;0)" office:value-type="float" office:value="0">
            <text:p>0</text:p>
          </table:table-cell>
          <table:table-cell/>
          <table:table-cell table:formula="oooc:=QUARTILE([.M1:.M38];3)" office:value-type="float" office:value="18">
            <text:p>18</text:p>
          </table:table-cell>
          <table:table-cell office:value-type="string">
            <text:p>2o cuarti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ooc:=([.A6]-[.$A$12])^2" office:value-type="float" office:value="0.117036011080332">
            <text:p>0,12</text:p>
          </table:table-cell>
          <table:table-cell table:formula="oooc:=IF([.C6]&gt;=([.$C$10])*0.5;1;0)" office:value-type="float" office:value="1">
            <text:p>1</text:p>
          </table:table-cell>
          <table:table-cell table:formula="oooc:=IF([.C6]&gt;=([.$C$10])*0.25;1;0)" office:value-type="float" office:value="1">
            <text:p>1</text:p>
          </table:table-cell>
          <table:table-cell table:formula="oooc:=IF([.C6]&gt;=([.$C$10])*0.75;1;0)" office:value-type="float" office:value="0">
            <text:p>0</text:p>
          </table:table-cell>
          <table:table-cell table:number-columns-repeated="3"/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ooc:=IF([.N6]&lt;&gt;[.N5];1;0)" office:value-type="float" office:value="1">
            <text:p>1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formula="oooc:=([.A7]-[.$A$12])^2" office:value-type="float" office:value="0.432825484764544">
            <text:p>0,43</text:p>
          </table:table-cell>
          <table:table-cell table:formula="oooc:=IF([.C7]&gt;=([.$C$10])*0.5;1;0)" office:value-type="float" office:value="1">
            <text:p>1</text:p>
          </table:table-cell>
          <table:table-cell table:formula="oooc:=IF([.C7]&gt;=([.$C$10])*0.25;1;0)" office:value-type="float" office:value="1">
            <text:p>1</text:p>
          </table:table-cell>
          <table:table-cell table:formula="oooc:=IF([.C7]&gt;=([.$C$10])*0.75;1;0)" office:value-type="float" office:value="0">
            <text:p>0</text:p>
          </table:table-cell>
          <table:table-cell table:number-columns-repeated="3"/>
          <table:table-cell table:style-name="ce3" office:value-type="float" office:value="3">
            <text:p>3</text:p>
          </table:table-cell>
          <table:table-cell table:style-name="ce3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ooc:=IF([.N7]&lt;&gt;[.N6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ooc:=([.A8]-[.$A$12])^2" office:value-type="float" office:value="2.74861495844876">
            <text:p>2,75</text:p>
          </table:table-cell>
          <table:table-cell table:formula="oooc:=IF([.C8]&gt;=([.$C$10])*0.5;1;0)" office:value-type="float" office:value="1">
            <text:p>1</text:p>
          </table:table-cell>
          <table:table-cell table:formula="oooc:=IF([.C8]&gt;=([.$C$10])*0.25;1;0)" office:value-type="float" office:value="1">
            <text:p>1</text:p>
          </table:table-cell>
          <table:table-cell table:formula="oooc:=IF([.C8]&gt;=([.$C$10])*0.75;1;0)" office:value-type="float" office:value="1">
            <text:p>1</text:p>
          </table:table-cell>
          <table:table-cell table:number-columns-repeated="3"/>
          <table:table-cell table:style-name="ce3" office:value-type="float" office:value="3">
            <text:p>3</text:p>
          </table:table-cell>
          <table:table-cell table:style-name="ce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ooc:=IF([.N8]&lt;&gt;[.N7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ooc:=([.A9]-[.$A$12])^2" office:value-type="float" office:value="7.06440443213297">
            <text:p>7,06</text:p>
          </table:table-cell>
          <table:table-cell table:formula="oooc:=IF([.C9]&gt;=([.$C$10])*0.5;1;0)" office:value-type="float" office:value="1">
            <text:p>1</text:p>
          </table:table-cell>
          <table:table-cell table:formula="oooc:=IF([.C9]&gt;=([.$C$10])*0.25;1;0)" office:value-type="float" office:value="1">
            <text:p>1</text:p>
          </table:table-cell>
          <table:table-cell table:formula="oooc:=IF([.C9]&gt;=([.$C$10])*0.75;1;0)" office:value-type="float" office:value="1">
            <text:p>1</text:p>
          </table:table-cell>
          <table:table-cell table:number-columns-repeated="3"/>
          <table:table-cell table:style-name="ce3" office:value-type="float" office:value="2">
            <text:p>2</text:p>
          </table:table-cell>
          <table:table-cell table:style-name="ce3"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ooc:=IF([.N9]&lt;&gt;[.N8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formula="oooc:=([.A10]-[.$A$12])^2" office:value-type="float" office:value="13.3801939058172">
            <text:p>13,38</text:p>
          </table:table-cell>
          <table:table-cell table:formula="oooc:=IF([.C10]&gt;=([.$C$10])*0.5;1;0)" office:value-type="float" office:value="1">
            <text:p>1</text:p>
          </table:table-cell>
          <table:table-cell table:formula="oooc:=IF([.C10]&gt;=([.$C$10])*0.25;1;0)" office:value-type="float" office:value="1">
            <text:p>1</text:p>
          </table:table-cell>
          <table:table-cell table:formula="oooc:=IF([.C10]&gt;=([.$C$10])*0.75;1;0)" office:value-type="float" office:value="1">
            <text:p>1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ooc:=IF([.N10]&lt;&gt;[.N9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ooc:=IF([.N11]&lt;&gt;[.N10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ooc:=SUMPRODUCT([.A2:.A10];[.B2:.B10])/SUM([.B2:.B10])" office:value-type="float" office:value="16.3421052631579">
            <text:p>16,34</text:p>
          </table:table-cell>
          <table:table-cell table:formula="oooc:=SUMPRODUCT([.B2:.B10];[.D2:.D10])/SUM([.B2:.B10])" office:value-type="float" office:value="5.22506925207756">
            <text:p>5,23</text:p>
          </table:table-cell>
          <table:table-cell table:formula="oooc:=SQRT([.B12])" office:value-type="float" office:value="2.28584103823463">
            <text:p>2,29</text:p>
          </table:table-cell>
          <table:table-cell table:number-columns-repeated="9"/>
          <table:table-cell table:number-columns-repeated="2" office:value-type="float" office:value="15">
            <text:p>15</text:p>
          </table:table-cell>
          <table:table-cell table:formula="oooc:=IF([.N12]&lt;&gt;[.N11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number-columns-repeated="2" office:value-type="float" office:value="15">
            <text:p>15</text:p>
          </table:table-cell>
          <table:table-cell table:formula="oooc:=IF([.N13]&lt;&gt;[.N12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2" table:number-columns-repeated="3"/>
          <table:table-cell table:number-columns-repeated="5"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ooc:=IF([.N14]&lt;&gt;[.N13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10"/>
          <table:table-cell table:number-columns-repeated="2" office:value-type="float" office:value="15">
            <text:p>15</text:p>
          </table:table-cell>
          <table:table-cell table:formula="oooc:=IF([.N15]&lt;&gt;[.N14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ooc:=IF([.N16]&lt;&gt;[.N15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style-name="ce2" table:number-columns-repeated="2"/>
          <table:table-cell table:number-columns-repeated="2"/>
          <table:table-cell table:style-name="ce2"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ooc:=IF([.N17]&lt;&gt;[.N16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ooc:=IF([.N18]&lt;&gt;[.N17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ooc:=IF([.N19]&lt;&gt;[.N1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ooc:=IF([.N20]&lt;&gt;[.N19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2">
            <text:p>2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ooc:=IF([.N21]&lt;&gt;[.N20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table:style-name="ce3" office:value-type="float" office:value="1">
            <text:p>1</text:p>
          </table:table-cell>
          <table:table-cell table:style-name="ce3" table:formula="oooc:=IF(AND([.K22] &gt;= [.$K$30]/2; [.K22] &lt;&gt; [.K21]); 1; 0)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ooc:=IF([.N22]&lt;&gt;[.N21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style-name="ce3" office:value-type="float" office:value="5">
            <text:p>5</text:p>
          </table:table-cell>
          <table:table-cell table:style-name="ce3" table:formula="oooc:=IF(AND([.K23] &gt;= [.$K$30]/2; [.K23] &lt;&gt; [.K22]); 1; 0)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ooc:=IF([.N23]&lt;&gt;[.N22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table:style-name="ce3" office:value-type="float" office:value="8">
            <text:p>8</text:p>
          </table:table-cell>
          <table:table-cell table:style-name="ce3" table:formula="oooc:=IF(AND([.K24] &gt;= [.$K$30]/2; [.K24] &lt;&gt; [.K23]); 1; 0)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ooc:=IF([.N24]&lt;&gt;[.N23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5">
            <text:p>15</text:p>
          </table:table-cell>
          <table:table-cell table:style-name="ce3" table:formula="oooc:=IF(AND([.K25] &gt;= [.$K$30]/2; [.K25] &lt;&gt; [.K24]); 1; 0)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ooc:=IF([.N25]&lt;&gt;[.N24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 office:value-type="float" office:value="21">
            <text:p>21</text:p>
          </table:table-cell>
          <table:table-cell table:style-name="ce3" table:formula="oooc:=IF(AND([.K26] &gt;= [.$K$30]/2; [.K26] &lt;&gt; [.K25]); 1; 0)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ooc:=IF([.N26]&lt;&gt;[.N25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 office:value-type="float" office:value="27">
            <text:p>27</text:p>
          </table:table-cell>
          <table:table-cell table:style-name="ce3" table:formula="oooc:=IF(AND([.K27] &gt;= [.$K$30]/2; [.K27] &lt;&gt; [.K26]); 1; 0)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ooc:=IF([.N27]&lt;&gt;[.N26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 office:value-type="float" office:value="30">
            <text:p>30</text:p>
          </table:table-cell>
          <table:table-cell table:style-name="ce3" table:formula="oooc:=IF(AND([.K28] &gt;= [.$K$30]/2; [.K28] &lt;&gt; [.K27]); 1; 0)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ooc:=IF([.N28]&lt;&gt;[.N27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 office:value-type="float" office:value="32">
            <text:p>32</text:p>
          </table:table-cell>
          <table:table-cell table:style-name="ce3" table:formula="oooc:=IF(AND([.K29] &gt;= [.$K$30]/2; [.K29] &lt;&gt; [.K28]); 1; 0)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formula="oooc:=IF([.N29]&lt;&gt;[.N28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 office:value-type="float" office:value="38">
            <text:p>38</text:p>
          </table:table-cell>
          <table:table-cell table:style-name="ce3" table:formula="oooc:=IF(AND([.K30] &gt;= [.$K$30]/2; [.K30] &lt;&gt; [.K29]); 1; 0)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ooc:=IF([.N30]&lt;&gt;[.N29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8"/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ooc:=IF([.N31]&lt;&gt;[.N30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ooc:=IF([.N32]&lt;&gt;[.N31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ooc:=IF([.N33]&lt;&gt;[.N32]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ooc:=IF([.N34]&lt;&gt;[.N33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ooc:=IF([.N35]&lt;&gt;[.N34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ooc:=IF([.N36]&lt;&gt;[.N35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ooc:=IF([.N37]&lt;&gt;[.N36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ooc:=IF([.N38]&lt;&gt;[.N37];1;0)" office:value-type="float" office:value="0">
            <text:p>0</text:p>
          </table:table-cell>
          <table:table-cell table:number-columns-repeated="3"/>
        </table:table-row>
      </table:table>
      <table:database-ranges>
        <table:database-range table:target-range-address="Hoja1.A14:Hoja1.B2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1">01/12/2007</text:date>, <text:time>13:3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1-26T20:21:39</meta:creation-date>
    <dc:creator>José Luis</dc:creator>
    <dc:date>2007-12-01T13:32:04</dc:date>
    <dc:language>es-ES</dc:language>
    <meta:editing-cycles>6</meta:editing-cycles>
    <meta:editing-duration>PT19H10M14S</meta:editing-duration>
    <meta:user-defined meta:name="Info 1"/>
    <meta:user-defined meta:name="Info 2"/>
    <meta:user-defined meta:name="Info 3"/>
    <meta:user-defined meta:name="Info 4"/>
    <meta:document-statistic meta:table-count="1" meta:cell-count="267"/>
  </office:meta>
</office:document-meta>
</file>